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2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304689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4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P15" style:family="paragraph" style:parent-style-name="Standard" style:list-style-name="L3">
      <style:paragraph-properties fo:text-align="justify" style:justify-single-word="false"/>
      <style:text-properties fo:language="zxx" fo:country="none" officeooo:rsid="00304689" officeooo:paragraph-rsid="00314aef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style:style style:name="T9" style:family="text">
      <style:text-properties officeooo:rsid="003046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7760377580680835846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<text:bookmark-start text:name="__DdeLink__91_762912056"/>scalene<text:bookmark-end text:name="__DdeLink__91_762912056"/>."), равнобедренным ("Triangle is <text:bookmark-start text:name="__DdeLink__93_762912056"/>isosceles<text:bookmark-end text:name="__DdeLink__93_762912056"/>.") или равносторонним ("Triangle is equilateral.").</text:p>
        </text:list-item>
      </text:list>
      <text:p text:style-name="P2"/>
      <text:p text:style-name="P2">Пользовательские требования:</text:p>
      <text:list xml:id="list7040630686448376516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4">меню-бар с двумя меню:</text:p>
              <text:list>
                <text:list-item>
                  <text:p text:style-name="P14">"File" (пункт "Exit");</text:p>
                </text:list-item>
                <text:list-item>
                  <text:p text:style-name="P14">"About" (пункты "Help" и "About").</text:p>
                </text:list-item>
              </text:list>
            </text:list-item>
            <text:list-item>
              <text:p text:style-name="P14">три поля ввода сторон треугольника с надписями-описаниями "Side #";</text:p>
            </text:list-item>
            <text:list-item>
              <text:p text:style-name="P14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4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4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4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3460370372716446828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<text:bookmark-start text:name="__DdeLink__99_762912056"/>"Invalid data typed. <text:span text:style-name="T7">Triangle sides sizes should be integral numbers in interval from 1 to 2^64 - 1.</text:span>"<text:bookmark-end text:name="__DdeLink__99_762912056"/>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<text:bookmark-start text:name="__DdeLink__95_762912056"/>Values specified don't represent triangle. <text:span text:style-name="T7">They should satisfy the rule: sum of two side's lengths should exceed third side's length.</text:span><text:bookmark-end text:name="__DdeLink__95_762912056"/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<text:bookmark-start text:name="__DdeLink__97_762912056"/>"Triangle sides are too large. <text:span text:style-name="T8">Sum of any two sides sizes should be in interval from 2 to 2^64 – 1.</text:span>"<text:bookmark-end text:name="__DdeLink__97_762912056"/> <text:span text:style-name="T4">в отдельном окне.</text:span></text:p>
        </text:list-item>
        <text:list-item>
          <text:p text:style-name="P12">Если <text:span text:style-name="T9">размеры всех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"/>"Triangle is equilateral."<text:bookmark-end text:name="__DdeLink__99_7629120561"/> <text:span text:style-name="T4">в отдельном окне.</text:span></text:p>
        </text:list-item>
        <text:list-item>
          <text:p text:style-name="P12"><text:soft-page-break/>Если <text:span text:style-name="T9">размеры двух из трёх сторон, введённые пользователем, равны</text:span>, <text:span text:style-name="T6">и пользователь нажал на кнопку "Analyze",</text:span> <text:span text:style-name="T4">на экран</text:span> должно выводиться сообщение <text:bookmark-start text:name="__DdeLink__99_76291205611"/>"Triangle is isosceles."<text:bookmark-end text:name="__DdeLink__99_76291205611"/> <text:span text:style-name="T4">в отдельном окне.</text:span></text:p>
        </text:list-item>
        <text:list-item>
          <text:p text:style-name="P15">Если размеры всех сторон, введённые пользователем, являюся различными значениями, <text:span text:style-name="T6">и пользователь нажал на кнопку "Analyze", на экран должно выводиться сообщение </text:span><text:bookmark-start text:name="__DdeLink__99_762912056111"/><text:span text:style-name="T6">"Triangle is </text:span><text:bookmark-start text:name="__DdeLink__91_7629120561"/><text:span text:style-name="T6">scalene</text:span><text:bookmark-end text:name="__DdeLink__91_7629120561"/><text:span text:style-name="T6">."</text:span><text:bookmark-end text:name="__DdeLink__99_762912056111"/><text:span text:style-name="T6"> в отдельном окне.</text:span></text:p>
        </text:list-item>
        <text:list-item>
          <text:p text:style-name="P11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4338923863460083699" text:style-name="L4">
        <text:list-item>
          <text:p text:style-name="P13"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2T16:46:48.403958597</dc:date>
    <meta:editing-duration>PT1H30M18S</meta:editing-duration>
    <meta:editing-cycles>22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447" meta:character-count="3216" meta:non-whitespace-character-count="2814"/>
  </office:meta>
</office:document-meta>
</file>